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4000004CFF94920C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27.7cm" svg:x="1.047cm" svg:y="1cm">
          <draw:image xlink:href="Pictures/1000000000000484000004CFF94920C8.jpg" xlink:type="simple" xlink:show="embed" xlink:actuate="onLoad">
            <text:p/>
          </draw:image>
        </draw:frame>
        <draw:g>
          <draw:custom-shape draw:style-name="gr2" draw:text-style-name="P1" xml:id="id1" draw:id="id1" draw:layer="layout" svg:width="2.2cm" svg:height="0.8cm" svg:x="13cm" svg:y="15cm">
            <text:p text:style-name="P1">Brasília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2" draw:id="id2" draw:layer="layout" svg:width="2.1cm" svg:height="0.8cm" svg:x="11.3cm" svg:y="16.5cm">
            <text:p text:style-name="P1">Goiânia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curve" svg:x1="13cm" svg:y1="15.4cm" svg:x2="12.35cm" svg:y2="16.5cm" draw:start-shape="id1" draw:start-glue-point="3" draw:end-shape="id2" draw:end-glue-point="0" svg:d="M13000 15400c-434 0-650 366-650 1100" svg:viewBox="0 0 651 1101">
            <text:p/>
          </draw:connector>
          <draw:custom-shape draw:style-name="gr2" draw:text-style-name="P1" xml:id="id3" draw:id="id3" draw:layer="layout" svg:width="2.4cm" svg:height="1.5cm" svg:x="9.7cm" svg:y="14.2cm">
            <text:p text:style-name="P1">Barra do<text:line-break/>Garça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5" draw:id="id15" draw:layer="layout" svg:width="1.8cm" svg:height="1.6cm" svg:x="5.4cm" svg:y="11.6cm">
            <text:p text:style-name="P1">Porto</text:p>
            <text:p text:style-name="P1">Velho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4" draw:id="id14" draw:layer="layout" svg:width="2.2cm" svg:height="0.8cm" svg:x="11.4cm" svg:y="6.53cm">
            <text:p text:style-name="P1">Belém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3" draw:id="id13" draw:layer="layout" svg:width="1.7cm" svg:height="0.8cm" svg:x="18.5cm" svg:y="8.7cm">
            <text:p text:style-name="P1">Natal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2" draw:id="id12" draw:layer="layout" svg:width="2.1cm" svg:height="0.8cm" svg:x="18.7cm" svg:y="11.4cm">
            <text:p text:style-name="P1">Maceió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" draw:id="id4" draw:layer="layout" svg:width="2.3cm" svg:height="1.4cm" svg:x="9.3cm" svg:y="18.5cm">
            <text:p text:style-name="P1">Campo</text:p>
            <text:p text:style-name="P1">Grande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1" draw:id="id11" draw:layer="layout" svg:width="2.9cm" svg:height="1.4cm" svg:x="13.9cm" svg:y="17.4cm">
            <text:p text:style-name="P1">Belo</text:p>
            <text:p text:style-name="P1">Horizonte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8" draw:id="id8" draw:layer="layout" svg:width="2cm" svg:height="0.8cm" svg:x="13.5cm" svg:y="20.8cm">
            <text:p text:style-name="P1">Santos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5" draw:id="id5" draw:layer="layout" svg:width="2.2cm" svg:height="0.8cm" svg:x="10.2cm" svg:y="21.5cm">
            <text:p text:style-name="P1">Curitiba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9" draw:id="id9" draw:layer="layout" svg:width="2.2cm" svg:height="1.2cm" svg:x="15.9cm" svg:y="20.5cm">
            <text:p text:style-name="P1">Rio de</text:p>
            <text:p text:style-name="P1">Janeiro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0" draw:id="id10" draw:layer="layout" svg:width="2.7cm" svg:height="0.8cm" svg:x="16.13cm" svg:y="19.1cm">
            <text:p text:style-name="P1">Petrópolis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7" draw:id="id7" draw:layer="layout" svg:width="2.7cm" svg:height="0.8cm" svg:x="11.8cm" svg:y="22.9cm">
            <text:p text:style-name="P1">Blumenau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6" draw:id="id6" draw:layer="layout" svg:width="3.8cm" svg:height="0.8cm" svg:x="12.1cm" svg:y="24.1cm">
            <text:p text:style-name="P1">Florianópolis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curve" svg:x1="10.9cm" svg:y1="15.7cm" svg:x2="12.35cm" svg:y2="16.5cm" draw:start-shape="id3" draw:start-glue-point="2" draw:end-shape="id2" draw:end-glue-point="0" svg:d="M10900 15700c0 600 1450 200 1450 800" svg:viewBox="0 0 1451 801">
            <text:p/>
          </draw:connector>
          <draw:connector draw:style-name="gr3" draw:text-style-name="P1" draw:layer="layout" draw:type="curve" svg:x1="10.45cm" svg:y1="18.5cm" svg:x2="12.35cm" svg:y2="17.3cm" draw:start-shape="id4" draw:start-glue-point="0" draw:end-shape="id2" draw:end-glue-point="2" svg:d="M10450 18500c0-900 1900-300 1900-1200" svg:viewBox="0 0 1901 1201">
            <text:p/>
          </draw:connector>
          <draw:connector draw:style-name="gr3" draw:text-style-name="P1" draw:layer="layout" draw:type="curve" svg:x1="10.45cm" svg:y1="19.9cm" svg:x2="11.3cm" svg:y2="21.5cm" draw:start-shape="id4" draw:start-glue-point="2" draw:end-shape="id5" draw:end-glue-point="0" svg:d="M10450 19900c0 1200 850 400 850 1600" svg:viewBox="0 0 851 1601">
            <text:p/>
          </draw:connector>
          <draw:connector draw:style-name="gr3" draw:text-style-name="P1" draw:layer="layout" draw:type="curve" svg:x1="11.3cm" svg:y1="22.3cm" svg:x2="12.1cm" svg:y2="24.5cm" draw:start-shape="id5" draw:start-glue-point="2" draw:end-shape="id6" draw:end-glue-point="3" svg:d="M11300 22300c0 1467 266 2200 800 2200" svg:viewBox="0 0 801 2201">
            <text:p/>
          </draw:connector>
          <draw:connector draw:style-name="gr3" draw:text-style-name="P1" draw:layer="layout" draw:type="curve" svg:x1="13.15cm" svg:y1="23.7cm" svg:x2="14cm" svg:y2="24.1cm" draw:start-shape="id7" draw:start-glue-point="2" draw:end-shape="id6" draw:end-glue-point="0" svg:d="M13150 23700c0 300 850 100 850 400" svg:viewBox="0 0 851 401">
            <text:p/>
          </draw:connector>
          <draw:connector draw:style-name="gr3" draw:text-style-name="P1" draw:layer="layout" draw:type="curve" svg:x1="12.4cm" svg:y1="21.9cm" svg:x2="13.15cm" svg:y2="22.9cm" draw:start-shape="id5" draw:start-glue-point="1" draw:end-shape="id7" draw:end-glue-point="0" svg:d="M12400 21900c500 0 750 333 750 1000" svg:viewBox="0 0 751 1001">
            <text:p/>
          </draw:connector>
          <draw:connector draw:style-name="gr3" draw:text-style-name="P1" draw:layer="layout" draw:type="curve" svg:x1="13.5cm" svg:y1="21.2cm" svg:x2="12.4cm" svg:y2="21.9cm" draw:start-shape="id8" draw:start-glue-point="3" draw:end-shape="id5" draw:end-glue-point="1" svg:d="M13500 21200c-825 0-275 700-1100 700" svg:viewBox="0 0 1101 701">
            <text:p/>
          </draw:connector>
          <draw:connector draw:style-name="gr3" draw:text-style-name="P1" draw:layer="layout" draw:type="curve" svg:x1="15.9cm" svg:y1="21.1cm" svg:x2="15.5cm" svg:y2="21.2cm" draw:start-shape="id9" draw:start-glue-point="3" draw:end-shape="id8" draw:end-glue-point="1" svg:d="M15900 21100c-300 0-100 100-400 100" svg:viewBox="0 0 401 101">
            <text:p/>
          </draw:connector>
          <draw:connector draw:style-name="gr3" draw:text-style-name="P1" draw:layer="layout" draw:type="curve" draw:line-skew="-0.326cm" svg:x1="18.83cm" svg:y1="19.5cm" svg:x2="18.1cm" svg:y2="21.1cm" draw:start-shape="id10" draw:start-glue-point="1" draw:end-shape="id9" draw:end-glue-point="1" svg:d="M18830 19500c324 0 689 1600-730 1600" svg:viewBox="0 0 1027 1601">
            <text:p/>
          </draw:connector>
          <draw:connector draw:style-name="gr3" draw:text-style-name="P1" draw:layer="layout" draw:type="curve" svg:x1="16.8cm" svg:y1="18.1cm" svg:x2="17.48cm" svg:y2="19.1cm" draw:start-shape="id11" draw:start-glue-point="1" draw:end-shape="id10" draw:end-glue-point="0" svg:d="M16800 18100c454 0 680 333 680 1000" svg:viewBox="0 0 681 1001">
            <text:p/>
          </draw:connector>
          <draw:connector draw:style-name="gr3" draw:text-style-name="P1" draw:layer="layout" draw:type="curve" draw:line-skew="-0.3cm" svg:x1="19.75cm" svg:y1="12.2cm" svg:x2="17cm" svg:y2="20.5cm" draw:start-shape="id12" draw:start-glue-point="2" draw:end-shape="id9" draw:end-glue-point="0" svg:d="M19750 12200c0 5775-2750 1625-2750 8300" svg:viewBox="0 0 2751 8301">
            <text:p/>
          </draw:connector>
          <draw:connector draw:style-name="gr3" draw:text-style-name="P1" draw:layer="layout" draw:type="curve" svg:x1="14.1cm" svg:y1="15.8cm" svg:x2="15.35cm" svg:y2="17.4cm" draw:start-shape="id1" draw:start-glue-point="2" draw:end-shape="id11" draw:end-glue-point="0" svg:d="M14100 15800c0 1200 1250 400 1250 1600" svg:viewBox="0 0 1251 1601">
            <text:p/>
          </draw:connector>
          <draw:connector draw:style-name="gr3" draw:text-style-name="P1" draw:layer="layout" draw:type="curve" svg:x1="13.4cm" svg:y1="16.9cm" svg:x2="13.9cm" svg:y2="18.1cm" draw:start-shape="id2" draw:start-glue-point="1" draw:end-shape="id11" draw:end-glue-point="3" svg:d="M13400 16900c411 0 161 1200 500 1200" svg:viewBox="0 0 501 1201">
            <text:p/>
          </draw:connector>
          <draw:connector draw:style-name="gr3" draw:text-style-name="P1" draw:layer="layout" draw:type="curve" svg:x1="15.35cm" svg:y1="18.8cm" svg:x2="14.5cm" svg:y2="20.8cm" draw:start-shape="id11" draw:start-glue-point="2" draw:end-shape="id8" draw:end-glue-point="0" svg:d="M15350 18800c0 1500-850 500-850 2000" svg:viewBox="0 0 851 2001">
            <text:p/>
          </draw:connector>
          <draw:connector draw:style-name="gr3" draw:text-style-name="P1" draw:layer="layout" draw:type="curve" draw:line-skew="-1.912cm" svg:x1="14.1cm" svg:y1="15.8cm" svg:x2="13.15cm" svg:y2="22.9cm" draw:start-shape="id1" draw:start-glue-point="2" draw:end-shape="id7" draw:end-glue-point="0" svg:d="M14100 15800c0 2457-950-1093-950 7100" svg:viewBox="0 0 951 7101">
            <text:p/>
          </draw:connector>
          <draw:connector draw:style-name="gr3" draw:text-style-name="P1" draw:layer="layout" draw:type="curve" svg:x1="19.35cm" svg:y1="9.5cm" svg:x2="14.1cm" svg:y2="15cm" draw:start-shape="id13" draw:start-glue-point="2" draw:end-shape="id1" draw:end-glue-point="0" svg:d="M19350 9500c0 4125-5250 1375-5250 5500" svg:viewBox="0 0 5251 5501">
            <text:p/>
          </draw:connector>
          <draw:connector draw:style-name="gr3" draw:text-style-name="P1" draw:layer="layout" draw:type="curve" svg:x1="18.7cm" svg:y1="11.8cm" svg:x2="13.6cm" svg:y2="6.93cm" draw:start-shape="id12" draw:start-glue-point="3" draw:end-shape="id14" draw:end-glue-point="1" svg:d="M18700 11800c-3825 0-1275-4870-5100-4870" svg:viewBox="0 0 5101 4871">
            <text:p/>
          </draw:connector>
          <draw:connector draw:style-name="gr3" draw:text-style-name="P1" draw:layer="layout" draw:type="curve" svg:x1="11.4cm" svg:y1="6.93cm" svg:x2="6.3cm" svg:y2="11.6cm" draw:start-shape="id14" draw:start-glue-point="3" draw:end-shape="id15" draw:end-glue-point="0" svg:d="M11400 6930c-3400 0-5100 1556-5100 4670" svg:viewBox="0 0 5101 4671">
            <text:p/>
          </draw:connector>
          <draw:connector draw:style-name="gr3" draw:text-style-name="P1" draw:layer="layout" draw:type="curve" svg:x1="7.2cm" svg:y1="12.4cm" svg:x2="9.7cm" svg:y2="14.95cm" draw:start-shape="id15" draw:start-glue-point="1" draw:end-shape="id3" draw:end-glue-point="3" svg:d="M7200 12400c1875 0 625 2550 2500 2550" svg:viewBox="0 0 2501 2551">
            <text:p/>
          </draw:connector>
          <draw:connector draw:style-name="gr3" draw:text-style-name="P1" draw:layer="layout" draw:type="curve" svg:x1="6.3cm" svg:y1="13.2cm" svg:x2="10.45cm" svg:y2="18.5cm" draw:start-shape="id15" draw:start-glue-point="2" draw:end-shape="id4" draw:end-glue-point="0" svg:d="M6300 13200c0 3975 4150 1325 4150 5300" svg:viewBox="0 0 4151 5301">
            <text:p/>
          </draw:connector>
          <draw:connector draw:style-name="gr3" draw:text-style-name="P1" draw:layer="layout" draw:type="curve" draw:line-skew="0.05cm" svg:x1="12.5cm" svg:y1="7.33cm" svg:x2="12.35cm" svg:y2="16.5cm" draw:start-shape="id14" draw:start-glue-point="2" draw:end-shape="id2" draw:end-glue-point="0" svg:d="M12500 7330c0 6952-150 2368-150 9170" svg:viewBox="0 0 151 9171">
            <text:p/>
          </draw:connector>
          <draw:connector draw:style-name="gr3" draw:text-style-name="P1" draw:layer="layout" draw:type="curve" svg:x1="19.75cm" svg:y1="11.4cm" svg:x2="19.35cm" svg:y2="9.5cm" draw:start-shape="id12" draw:start-glue-point="0" draw:end-shape="id13" draw:end-glue-point="2" svg:d="M19750 11400c0-1425-400-475-400-1900" svg:viewBox="0 0 401 190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1T18:42:00.552843487</meta:creation-date>
    <dc:date>2015-06-28T22:22:44.259498784</dc:date>
    <meta:editing-duration>P0D</meta:editing-duration>
    <meta:editing-cycles>2</meta:editing-cycles>
    <meta:generator>LibreOffice/4.2.8.2$Linux_X86_64 LibreOffice_project/420m0$Build-2</meta:generator>
    <meta:document-statistic meta:object-count="40"/>
  </office:meta>
</office:document-meta>
</file>